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4d18" officeooo:paragraph-rsid="001f4d18"/>
    </style:style>
    <style:style style:name="P2" style:family="paragraph" style:parent-style-name="Standard">
      <style:text-properties officeooo:paragraph-rsid="002012dd"/>
    </style:style>
    <style:style style:name="P3" style:family="paragraph" style:parent-style-name="Standard">
      <style:text-properties officeooo:rsid="002358e4" officeooo:paragraph-rsid="002358e4"/>
    </style:style>
    <style:style style:name="T1" style:family="text">
      <style:text-properties officeooo:rsid="001a2c1f"/>
    </style:style>
    <style:style style:name="T2" style:family="text">
      <style:text-properties officeooo:rsid="001b6a3e"/>
    </style:style>
    <style:style style:name="T3" style:family="text">
      <style:text-properties officeooo:rsid="001bb2df"/>
    </style:style>
    <style:style style:name="T4" style:family="text">
      <style:text-properties officeooo:rsid="001bfe7e"/>
    </style:style>
    <style:style style:name="T5" style:family="text">
      <style:text-properties officeooo:rsid="001cc623"/>
    </style:style>
    <style:style style:name="T6" style:family="text">
      <style:text-properties officeooo:rsid="001f4d18"/>
    </style:style>
    <style:style style:name="T7" style:family="text">
      <style:text-properties officeooo:rsid="002358e4"/>
    </style:style>
    <style:style style:name="T8" style:family="text">
      <style:text-properties officeooo:rsid="00235b98"/>
    </style:style>
    <style:style style:name="T9" style:family="text">
      <style:text-properties officeooo:rsid="00240b29"/>
    </style:style>
    <style:style style:name="T10" style:family="text">
      <style:text-properties officeooo:rsid="002570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 11. Write-up questions</text:p>
      <text:p text:style-name="Standard"/>
      <text:p text:style-name="Standard">### Q1. TCN vs TCC</text:p>
      <text:p text:style-name="Standard">Explain, in your own words, the evolution from TCN to TCC. Include the role of the soft nearest-neighbor formulation in making cycle consistency differentiable.</text:p>
      <text:p text:style-name="Standard"/>
      <text:p text:style-name="Standard"><text:tab/><text:span text:style-name="T2">T</text:span><text:span text:style-name="T5">ime-Contrastive Networks </text:span><text:span text:style-name="T1">(TCN) learns embeddings such that synchronized frames from different views become neighbors in feature space. <text:s/>That is to say that the use cases it covers are those where recordings are of the same event from different vantage points. <text:s/>So, the events occurring in the recordings are temporally synchronized. <text:s/>Any labels we ascribe to one recording can be mapped onto the second, because they are recording the same events at the same time but from different views.</text:span></text:p>
      <text:p text:style-name="Standard"><text:tab/><text:span text:style-name="T1">This means that TCN cannot learn from any recordings which are out of sync. <text:s/></text:span><text:span text:style-name="T2">We cannot use the embeddings from this to analyze other videos, unless those videos are semantically in phase with the training recording. <text:s/>If they do the exact same things in the exact same order in the exact same time frame we could use our embeddings to label the video. <text:s/></text:span><text:span text:style-name="T1">It also utilizes a loss function which uses a max() selector function. <text:s/>As this is not differentiable TCN cannot use methods of learning like Stochastic Gradient Decent which require differentiation.</text:span></text:p>
      <text:p text:style-name="Standard"><text:tab/><text:span text:style-name="T2">Temporal Cycle-Consistency Learning (TCC) </text:span><text:span text:style-name="T3">abandons the assumption of synchronized events. <text:s/>Instead it learns to map from one scene in a recording to another, and back again. <text:s/>The loss is calculated between the back-mapped distribution and the original target sequence. <text:s/>In other words, TCC takes a scene A in a video V, maps it to a scene <text:s/>B in another recording W regardless of where that scene is in the recording. <text:s/>It then tries to map B back to A. <text:s/>By comparing how close in V we are to scene A in the back mapping we compute the loss. <text:s/></text:span></text:p>
      <text:p text:style-name="Standard"><text:tab/><text:span text:style-name="T3">By using Soft Nearest Neighbor (SNN) as a loss function we perform two tasks. <text:s/>First, this function is differentiable, and therefore using it allows us to use techniques like SGD that require differentiable loss functions. <text:s/>Second, </text:span><text:span text:style-name="T4">it drives our embedding space such that similar scenes are embedded close together in the embedding space, and dissimilar frames are embedded farther apart. </text:span></text:p>
      <text:p text:style-name="Standard"><text:tab/></text:p>
      <text:p text:style-name="Standard"/>
      <text:p text:style-name="Standard">### Q2. Does the learned representation encode phase?</text:p>
      <text:p text:style-name="Standard">Use your PCA and UMAP plots to justify a claim. Compare single-video trajectories with cross-video overlays.</text:p>
      <text:p text:style-name="P1"/>
      <text:p text:style-name="P1">PCA</text:p>
      <text:p text:style-name="P2"><text:tab/><text:span text:style-name="T7">The PCA plots show a shift over time in a clear direction between component 1 (C1) and component 2 (C2). <text:s/></text:span></text:p>
      <text:p text:style-name="P2"><text:tab/><text:span text:style-name="T7">For 32 dimensions clearodwalla_to_clear0_real_view0 shows a trajectory over time from bottom right (high C1 and low C2) to upper left (high C2 and low C1). <text:s/>The other perspective clearodwalla_to_clear0_real_view1 shows a seasawing beginning from left (low C1 and middling C2) to right (high C1 and middling C2) and then back to the middle (zero C1 and zero C2). <text:s/>Other 32 dim plots show a similar trend of the embeddings shifting over time from low C1 to high C1 clustered around 0 C2.</text:span></text:p>
      <text:p text:style-name="P2"><text:tab/><text:span text:style-name="T7">64 dimensions showed similar behavior over time, but over a greater spread. <text:s/>The highs and lows of each component seem to extend as the dimensionality of the embeddings increases.</text:span></text:p>
      <text:p text:style-name="P2"><text:tab/></text:p>
      <text:p text:style-name="P3">UMAP</text:p>
      <text:p text:style-name="P3"><text:tab/><text:span text:style-name="T8">The single-video trajectory UMAP plots appear to show a very even spread of plots over the scaled axes. <text:s/>This indicates a lack of identified structure. <text:s/>However, one pattern seen is that the plots appear to be pushed to the edges of the graph, though still spread. <text:s/>This may indicate a structure favoring one component over the other overall.</text:span></text:p>
      <text:p text:style-name="P3"><text:soft-page-break/><text:tab/><text:span text:style-name="T8">The cross-video trajectory UMAP plots show clusters of events with long connecting streaks between them. <text:s/>These clusters represent semantic events, and the connection streaks indicate transitions between these events. <text:s/>The transitions appear to be consistent between the semantic events.</text:span></text:p>
      <text:p text:style-name="P3"><text:tab/><text:span text:style-name="T8">This indicates that the embeddings have properly found the correct events, and they transition similarly between them despite being out of temporal phase.</text:span></text:p>
      <text:p text:style-name="P3"><text:tab/><text:span text:style-name="T8">The phase structure was found. <text:s/>The learned embeddings encoded the phase in the embeddings.</text:span></text:p>
      <text:p text:style-name="P2"><text:tab/></text:p>
      <text:p text:style-name="P2"><text:span text:style-name="T6"><text:tab/></text:span></text:p>
      <text:p text:style-name="Standard"/>
      <text:p text:style-name="Standard">### Q3. How well does segmentation recover phase structure?</text:p>
      <text:p text:style-name="Standard">Compare change-point detection and KMeans clustering. Do the detected boundaries align with qualitative phase transitions? Does varying $k$ change the story?</text:p>
      <text:p text:style-name="Standard"><text:tab/><text:span text:style-name="T9">The detected boundaries seem to align with the qualitative phase transitions even when they are out of temporal phase. <text:s/>Varying K </text:span><text:span text:style-name="T10">through</text:span><text:span text:style-name="T9"> 6, </text:span><text:span text:style-name="T10">7, </text:span><text:span text:style-name="T9">8 </text:span><text:span text:style-name="T10">did not significantly</text:span><text:span text:style-name="T9"> improve identification of semantic scene change. <text:s/></text:span><text:span text:style-name="T10">However, increasing dimensionality did. <text:s/></text:span></text:p>
      <text:p text:style-name="Standard"><text:tab/><text:span text:style-name="T10">This may be because there were only 6 distinct clusters, thus six distinct semantic scene transitions.</text:span></text:p>
      <text:p text:style-name="Standard"/>
      <text:p text:style-name="Standard">### Q4. What failure modes remain?</text:p>
      <text:p text:style-name="Standard">Examples:</text:p>
      <text:p text:style-name="Standard"/>
      <text:p text:style-name="Standard">- appearance variation dominating phase</text:p>
      <text:p text:style-name="Standard">- pauses causing over-segmentation</text:p>
      <text:p text:style-name="Standard">- self-similar frames across non-adjacent stages</text:p>
      <text:p text:style-name="Standard">- collapse of distinct phases into one clust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1T08:49:40.093705798</meta:creation-date>
    <dc:date>2026-03-15T12:48:27.433966673</dc:date>
    <meta:editing-duration>PT6H5M3S</meta:editing-duration>
    <meta:editing-cycles>9</meta:editing-cycles>
    <meta:generator>LibreOffice/24.2.7.2$Linux_X86_64 LibreOffice_project/420$Build-2</meta:generator>
    <meta:document-statistic meta:table-count="0" meta:image-count="0" meta:object-count="0" meta:page-count="2" meta:paragraph-count="32" meta:word-count="767" meta:character-count="4790" meta:non-whitespace-character-count="4001"/>
  </office:meta>
</office:document-meta>
</file>